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-----CREATION OF TABLE-----</text:p>
      <text:p text:style-name="Standard"/>
      <text:p text:style-name="Standard">CREATE TABLE CUSTOMER1(cust_id number(4) not null primary key,cust_name<text:s/>varchar(10) not null,city varchar(11) not null,amount number(6) not null,discount number(3) not null,salesman_id varchar(12) not null);</text:p>
      <text:p text:style-name="Standard"/>
      <text:p text:style-name="Standard">-----DESCRIPTION OF TABLE-----</text:p>
      <text:p text:style-name="Standard"/>
      <text:p text:style-name="Standard">SQL&gt; desc CUSTOMER1;</text:p>
      <text:p text:style-name="Standard"><text:s/>Name<text:tab/><text:tab/><text:tab/><text:tab/><text:tab/>Null? <text:s text:c="3"/><text:tab/>Type</text:p>
      <text:p text:style-name="Standard"><text:s/>-----------------------------------------<text:s/><text:tab/>--------<text:s/><text:tab/><text:tab/>----------------------------</text:p>
      <text:p text:style-name="Standard"><text:s/>CUST_ID<text:tab/><text:tab/><text:tab/><text:tab/>NOT NULL<text:s/><text:tab/>NUMBER(4)</text:p>
      <text:p text:style-name="Standard"><text:s/>CUST_NAME<text:tab/><text:tab/><text:tab/>NOT NULL<text:s/><text:tab/>VARCHAR2(10)</text:p>
      <text:p text:style-name="Standard"><text:s/>CITY<text:tab/><text:tab/><text:tab/><text:tab/><text:tab/>NOT NULL<text:s/><text:tab/>VARCHAR2(11)</text:p>
      <text:p text:style-name="Standard"><text:s/>AMOUNT<text:s/><text:tab/><text:tab/><text:tab/><text:tab/>NOT NULL<text:s/><text:tab/>NUMBER(6)</text:p>
      <text:p text:style-name="Standard"><text:s/>DISCOUNT<text:tab/><text:tab/><text:tab/><text:tab/>NOT NULL<text:s/><text:tab/>NUMBER(3)</text:p>
      <text:p text:style-name="Standard"><text:s/>SALESMAN_ID<text:tab/><text:tab/><text:tab/>NOT NULL<text:s/><text:tab/>VARCHAR2(12)</text:p>
      <text:p text:style-name="Standard"/>
      <text:p text:style-name="Standard">-----INSERTION OF VALUES INTO TABLES-----</text:p>
      <text:p text:style-name="Standard"/>
      <text:p text:style-name="Standard">INSERT INTO CUSTOMER1 VALUES(100,'Deepa','Trivandrum',1050,2,'K0010');</text:p>
      <text:p text:style-name="Standard">INSERT INTO CUSTOMER1 VALUES(101,'Don','Trivandrum',8040,4,'K0010');</text:p>
      <text:p text:style-name="Standard">INSERT INTO CUSTOMER1 VALUES(102,'Manacy','Kollam',20030,6,'A200tmp');</text:p>
      <text:p text:style-name="Standard">INSERT<text:s/>INTO CUSTOMER1 VALUES(103,'Karthika','Ernakulam',8400,20,'EkmX1050');</text:p>
      <text:p text:style-name="Standard">INSERT INTO CUSTOMER1 VALUES(104,'Tulasi','Ernakulam',2500,2,'EkmY2342');</text:p>
      <text:p text:style-name="Standard">INSERT INTO CUSTOMER1 VALUES(105,'Roy','Trivandrum',2900,4,'L1045');</text:p>
      <text:p text:style-name="Standard">INSERT INTO CUSTOMER1 VALUES(106,'Vivek','Trivandrum',3200,8,'L1045');</text:p>
      <text:p text:style-name="Standard">INSERT INTO CUSTOMER1 VALUES(108,'Bhasi','Kottayam',12860,10,'KtmP1028');</text:p>
      <text:p text:style-name="Standard">INSERT INTO CUSTOMER1 VALUES(109,'Anurag','Kottayam',3860,12,'KtmB158tmp');</text:p>
      <text:p text:style-name="Standard">INSERT INTO CUSTOMER1 VALUES(110,'antony','Kottayam',9800,8,'KtmP1028');</text:p>
      <text:p text:style-name="Standard">INSERT INTO CUSTOMER1 VALUES(111,'Meeran','Trichur',6700,6,'R3085');</text:p>
      <text:p text:style-name="Standard"/>
      <text:p text:style-name="Standard">-----DISPLAY OF TABLES-----</text:p>
      <text:p text:style-name="Standard"/>
      <text:p text:style-name="Standard">SQL&gt; SELECT * FROM CUSTOMER1;</text:p>
      <text:p text:style-name="Standard"/>
      <text:p text:style-name="Standard">CUST_ID<text:s/><text:tab/>CUST_NAME <text:s/>CITY<text:tab/><text:s text:c="6"/><text:tab/>AMOUNT <text:s text:c="2"/><text:tab/>DISCOUNT<text:s/><text:tab/>SALESMAN_ID</text:p>
      <text:p text:style-name="Standard">----------<text:s/><text:tab/>----------<text:s/><text:tab/>-----------<text:s/><text:tab/>----------<text:s/><text:tab/>----------<text:s/><text:tab/>------------</text:p>
      <text:p text:style-name="Standard">100<text:s/><text:tab/><text:tab/>Deepa <text:s text:c="5"/><text:tab/>Trivandrum<text:tab/>1050<text:tab/><text:s text:c="6"/><text:tab/>2<text:s/><text:tab/><text:tab/>K0010</text:p>
      <text:p text:style-name="Standard">101<text:s/><text:tab/><text:tab/>Don<text:tab/><text:s text:c="6"/><text:tab/>Trivandrum<text:tab/>8040<text:tab/><text:s text:c="6"/><text:tab/>4<text:s/><text:tab/><text:tab/>K0010</text:p>
      <text:p text:style-name="Standard">102<text:s/><text:tab/><text:tab/>Manacy <text:s text:c="4"/><text:tab/>Kollam<text:tab/>20030<text:tab/><text:s text:c="6"/><text:tab/>6<text:s/><text:tab/><text:tab/>A200tmp</text:p>
      <text:p text:style-name="Standard">103<text:s/><text:tab/><text:tab/>Karthika <text:s text:c="2"/><text:tab/>Ernakulam<text:s/><text:tab/>8400<text:tab/><text:s text:c="5"/><text:tab/>20<text:s/><text:tab/><text:tab/>EkmX1050</text:p>
      <text:p text:style-name="Standard">104<text:s/><text:tab/><text:tab/>Tulasi <text:s text:c="4"/><text:tab/>Ernakulam<text:s/><text:tab/>2500<text:tab/><text:s text:c="6"/><text:tab/>2<text:s/><text:tab/><text:tab/>EkmY2342</text:p>
      <text:p text:style-name="Standard">105<text:s/><text:tab/><text:tab/>Roy<text:tab/><text:s text:c="6"/><text:tab/>Trivandrum<text:tab/>2900<text:tab/><text:s text:c="6"/><text:tab/>4<text:s/><text:tab/><text:tab/>L1045</text:p>
      <text:p text:style-name="Standard">106<text:s/><text:tab/><text:tab/>Vivek <text:s text:c="4"/><text:tab/>Trivandrum<text:tab/>3200<text:tab/><text:s text:c="6"/><text:tab/>8<text:s/><text:tab/><text:tab/>L1045</text:p>
      <text:p text:style-name="Standard">108<text:s/><text:tab/><text:tab/>Bhasi <text:s text:c="5"/><text:tab/>Kottayam<text:tab/>12860<text:tab/><text:s text:c="5"/><text:tab/>10<text:s/><text:tab/><text:tab/>KtmP1028</text:p>
      <text:p text:style-name="Standard">109<text:s/><text:tab/><text:tab/>Anurag <text:s text:c="4"/><text:tab/>Kottayam<text:tab/>3860<text:tab/><text:s text:c="5"/><text:tab/>12<text:s/><text:tab/><text:tab/>KtmB158tmp</text:p>
      <text:p text:style-name="Standard">110<text:s/><text:tab/><text:tab/>antony <text:s text:c="4"/><text:tab/>Kottayam<text:tab/>9800<text:tab/><text:s text:c="6"/><text:tab/>8<text:s/><text:tab/><text:tab/>KtmP1028</text:p>
      <text:p text:style-name="Standard">111<text:s/><text:tab/><text:tab/>Meeran <text:s text:c="4"/><text:tab/>Trichur<text:tab/>6700<text:tab/><text:s text:c="6"/><text:tab/>6<text:s/><text:tab/><text:tab/>R3085</text:p>
      <text:p text:style-name="Standard"/>
      <text:p text:style-name="Standard">-----QUERIES-----</text:p>
      <text:p text:style-name="Standard"/>
      <text:p text:style-name="Standard">1. Select all customers with a customer name starting with “a”.</text:p>
      <text:p text:style-name="Standard"/>
      <text:p text:style-name="Standard">SQL&gt;<text:s/>SELECT * FROM CUSTOMER1 WHERE SUBSTR(cust_name,1,1) in ('a');</text:p>
      <text:p text:style-name="Standard"/>
      <text:p text:style-name="Standard">CUST_ID<text:s/><text:tab/>CUST_NAME <text:s/>CITY<text:tab/><text:s text:c="6"/><text:tab/>AMOUNT <text:s text:c="2"/><text:tab/>DISCOUNT<text:s/><text:tab/>SALESMAN_ID</text:p>
      <text:p text:style-name="Standard">----------<text:s/><text:tab/>----------<text:s/><text:tab/>-----------<text:s/><text:tab/>----------<text:s/><text:tab/>----------<text:s/><text:tab/>------------</text:p>
      <text:p text:style-name="Standard">110<text:s/><text:tab/><text:tab/>antony <text:s text:c="4"/><text:tab/>Kottayam<text:tab/>9800<text:tab/><text:s text:c="6"/><text:tab/>8<text:s/><text:tab/><text:tab/>KtmP1028</text:p>
      <text:p text:style-name="Standard"/>
      <text:p text:style-name="Standard">2. Select all customers with a customer name starting with “a” or “A”.</text:p>
      <text:p text:style-name="Standard"/>
      <text:p text:style-name="Standard">SQL&gt; SELECT * FROM CUSTOMER1 WHERE SUBSTR(cust_name,1,1) in ('a','A');</text:p>
      <text:p text:style-name="Standard">CUST_ID<text:s/><text:tab/>CUST_NAME <text:s/>CITY<text:tab/><text:s text:c="6"/><text:tab/>AMOUNT <text:s text:c="2"/><text:tab/>DISCOUNT<text:s/><text:tab/>SALESMAN_ID</text:p>
      <text:p text:style-name="Standard">----------<text:s/><text:tab/>----------<text:s/><text:tab/>-----------<text:s/><text:tab/>----------<text:s/><text:tab/>----------<text:s/><text:tab/>------------</text:p>
      <text:p text:style-name="Standard">109<text:s/><text:tab/><text:tab/>Anurag <text:s text:c="4"/><text:tab/>Kottayam<text:tab/>3860<text:tab/><text:s text:c="5"/><text:tab/>12<text:s/><text:tab/><text:tab/>KtmB158tmp</text:p>
      <text:p text:style-name="Standard">110<text:s/><text:tab/><text:tab/>antony <text:s text:c="4"/><text:tab/>Kottayam<text:tab/>9800<text:tab/><text:s text:c="6"/><text:tab/>8<text:s/><text:tab/><text:tab/>KtmP1028</text:p>
      <text:p text:style-name="Standard"/>
      <text:p text:style-name="Standard">3. Modify customer names such that all customer names start with a capital letter.</text:p>
      <text:p text:style-name="Standard"/>
      <text:p text:style-name="Standard">SQL&gt; UPDATE CUSTOMER1 SET cust_name=CONCAT(UPPER(SUBSTR(cust_name,1,1)),SUBSTR(cust_name,2));</text:p>
      <text:p text:style-name="Standard"/>
      <text:p text:style-name="Standard">11 rows updated.</text:p>
      <text:p text:style-name="Standard"/>
      <text:p text:style-name="Standard">SQL&gt; select * from CUSTOMER1;</text:p>
      <text:p text:style-name="Standard"/>
      <text:p text:style-name="Standard">CUST_ID<text:s/><text:tab/>CUST_NAME <text:s/>CITY<text:tab/><text:s text:c="6"/><text:tab/>AMOUNT <text:s text:c="2"/><text:tab/>DISCOUNT<text:s/><text:tab/>SALESMAN_ID</text:p>
      <text:p text:style-name="Standard">----------<text:s/><text:tab/>----------<text:s/><text:tab/>-----------<text:s/><text:tab/>----------<text:s/><text:tab/>----------<text:s/><text:tab/>------------</text:p>
      <text:p text:style-name="Standard">100<text:s/><text:tab/><text:tab/>Deepa <text:s text:c="5"/><text:tab/>Trivandrum<text:tab/>1050<text:tab/><text:s text:c="6"/><text:tab/>2<text:s/><text:tab/><text:tab/>K0010</text:p>
      <text:p text:style-name="Standard">101<text:s/><text:tab/><text:tab/>Don<text:tab/><text:s text:c="6"/><text:tab/>Trivandrum<text:tab/>8040<text:tab/><text:s text:c="6"/><text:tab/>4<text:s/><text:tab/><text:tab/>K0010</text:p>
      <text:p text:style-name="Standard">102<text:s/><text:tab/><text:tab/>Manacy <text:s text:c="4"/><text:tab/>Kollam<text:tab/>20030<text:tab/><text:s text:c="6"/><text:tab/>6<text:s/><text:tab/><text:tab/>A200tmp</text:p>
      <text:p text:style-name="Standard">103<text:s/><text:tab/><text:tab/>Karthika <text:s text:c="2"/><text:tab/>Ernakulam<text:s/><text:tab/>8400<text:tab/><text:s text:c="5"/><text:tab/>20<text:s/><text:tab/><text:tab/>EkmX1050</text:p>
      <text:p text:style-name="Standard">104<text:s/><text:tab/><text:tab/>Tulasi <text:s text:c="4"/><text:tab/>Ernakulam<text:s/><text:tab/>2500<text:tab/><text:s text:c="6"/><text:tab/>2<text:s/><text:tab/><text:tab/>EkmY2342</text:p>
      <text:p text:style-name="Standard">105<text:s/><text:tab/><text:tab/>Roy<text:tab/><text:s text:c="6"/><text:tab/>Trivandrum<text:tab/>2900<text:tab/><text:s text:c="6"/><text:tab/>4<text:s/><text:tab/><text:tab/>L1045</text:p>
      <text:p text:style-name="Standard">106<text:s/><text:tab/><text:tab/>Vivek <text:s text:c="4"/><text:tab/>Trivandrum<text:tab/>3200<text:tab/><text:s text:c="6"/><text:tab/>8<text:s/><text:tab/><text:tab/>L1045</text:p>
      <text:p text:style-name="Standard">108<text:s/><text:tab/><text:tab/>Bhasi <text:s text:c="5"/><text:tab/>Kottayam<text:tab/>12860<text:tab/><text:s text:c="5"/><text:tab/>10<text:s/><text:tab/><text:tab/>KtmP1028</text:p>
      <text:p text:style-name="Standard">109<text:s/><text:tab/><text:tab/>Anurag <text:s text:c="4"/><text:tab/>Kottayam<text:tab/>3860<text:tab/><text:s text:c="5"/><text:tab/>12<text:s/><text:tab/><text:tab/>KtmB158tmp</text:p>
      <text:p text:style-name="Standard">110<text:s/><text:tab/><text:tab/>Antony <text:s text:c="4"/><text:tab/>Kottayam<text:tab/>9800<text:tab/><text:s text:c="6"/><text:tab/>8<text:s/><text:tab/><text:tab/>KtmP1028</text:p>
      <text:p text:style-name="Standard">111<text:s/><text:tab/><text:tab/>Meeran <text:s text:c="4"/><text:tab/>Trichur<text:tab/>6700<text:tab/><text:s text:c="6"/><text:tab/>6<text:s/><text:tab/><text:tab/>R3085</text:p>
      <text:p text:style-name="Standard"/>
      <text:p text:style-name="Standard">4. Find city values ending with “a”.</text:p>
      <text:p text:style-name="Standard"/>
      <text:p text:style-name="Standard">SQL&gt; SELECT city FROM CUSTOMER1 WHERE city LIKE '%a';</text:p>
      <text:p text:style-name="Standard"/>
      <text:p text:style-name="Standard">no rows selected</text:p>
      <text:p text:style-name="Standard"/>
      <text:p text:style-name="Standard">5. Return first 3 characters of salesman_ID.</text:p>
      <text:p text:style-name="Standard"/>
      <text:p text:style-name="Standard">SQL&gt; SELECT SUBSTR(salesman_id,1,3) AS salesman_id FROM CUSTOMER1;</text:p>
      <text:p text:style-name="Standard"/>
      <text:p text:style-name="Standard">SALESMAN_ID</text:p>
      <text:p text:style-name="Standard">------------</text:p>
      <text:soft-page-break/>
      <text:p text:style-name="Standard">K00</text:p>
      <text:p text:style-name="Standard">K00</text:p>
      <text:p text:style-name="Standard">A20</text:p>
      <text:p text:style-name="Standard">Ekm</text:p>
      <text:p text:style-name="Standard">Ekm</text:p>
      <text:p text:style-name="Standard">L10</text:p>
      <text:p text:style-name="Standard">L10</text:p>
      <text:p text:style-name="Standard">Ktm</text:p>
      <text:p text:style-name="Standard">Ktm</text:p>
      <text:p text:style-name="Standard">Ktm</text:p>
      <text:p text:style-name="Standard">R30</text:p>
      <text:p text:style-name="Standard"/>
      <text:p text:style-name="Standard">11 rows selected.</text:p>
      <text:p text:style-name="Standard"/>
      <text:p text:style-name="Standard">6. Find salesmanids with “tmp”<text:s/>in any position.</text:p>
      <text:p text:style-name="Standard"/>
      <text:p text:style-name="Standard">SQL&gt; SELECT salesman_id FROM CUSTOMER1 WHERE salesman_id like '%tmp%';</text:p>
      <text:p text:style-name="Standard"/>
      <text:p text:style-name="Standard">SALESMAN_ID</text:p>
      <text:p text:style-name="Standard">------------</text:p>
      <text:p text:style-name="Standard">A200tmp</text:p>
      <text:p text:style-name="Standard">KtmB158tmp</text:p>
      <text:p text:style-name="Standard"/>
      <text:p text:style-name="Standard">7. Find count of city values that start with “T”.</text:p>
      <text:p text:style-name="Standard"/>
      <text:p text:style-name="Standard">SQL&gt;<text:s/>SELECT count(*) AS t_city FROM CUSTOMER1 WHERE SUBSTR(city,1,1) IN ('T');</text:p>
      <text:p text:style-name="Standard"/>
      <text:p text:style-name="Standard">T_CITY</text:p>
      <text:p text:style-name="Standard">----------</text:p>
      <text:p text:style-name="Standard">5</text:p>
      <text:p text:style-name="Standard"/>
      <text:p text:style-name="Standard">8. Select customer names starting with D and of atleast 4 characters.</text:p>
      <text:p text:style-name="Standard"/>
      <text:p text:style-name="Standard">SQL&gt;<text:s/>SELECT cust_name FROM CUSTOMER1 WHERE SUBSTR(cust_name,1,1) in ('D') AND LENGTH(cust_name)&gt;=4;</text:p>
      <text:p text:style-name="Standard"/>
      <text:p text:style-name="Standard">CUST_NAME</text:p>
      <text:p text:style-name="Standard">----------</text:p>
      <text:p text:style-name="Standard">Deepa</text:p>
      <text:p text:style-name="Standard"/>
      <text:p text:style-name="Standard">9. Find city values that start with “K” and are at least 2 characters in length.</text:p>
      <text:p text:style-name="Standard"/>
      <text:p text:style-name="Standard">SQL&gt; SELECT DISTINCT(city) FROM CUSTOMER1 WHERE SUBSTR(city,1,1) in ('K') AND LENGTH(city)&gt;=2;</text:p>
      <text:p text:style-name="Standard"/>
      <text:p text:style-name="Standard">CITY</text:p>
      <text:p text:style-name="Standard">-----------</text:p>
      <text:p text:style-name="Standard">Kollam</text:p>
      <text:p text:style-name="Standard">Kottayam</text:p>
      <text:p text:style-name="Standard"/>
      <text:p text:style-name="Standard">10. Find city values that start with “K” and are at least 7 characters in length.</text:p>
      <text:p text:style-name="Standard"/>
      <text:soft-page-break/>
      <text:p text:style-name="Standard">SQL&gt; SELECT DISTINCT(city) FROM CUSTOMER1 WHERE SUBSTR(city,1,1) in ('K') AND LENGTH(city)&gt;=7;</text:p>
      <text:p text:style-name="Standard"/>
      <text:p text:style-name="Standard">CITY</text:p>
      <text:p text:style-name="Standard">-----------</text:p>
      <text:p text:style-name="Standard">Kottayam</text:p>
      <text:p text:style-name="Standard"/>
      <text:p text:style-name="Standard">11. Find city values that start with “K” and ends with “m”.</text:p>
      <text:p text:style-name="Standard"/>
      <text:p text:style-name="Standard">SQL&gt; SELECT DISTINCT(city) FROM CUSTOMER1 WHERE city LIKE 'K%m';</text:p>
      <text:p text:style-name="Standard"/>
      <text:p text:style-name="Standard">CITY</text:p>
      <text:p text:style-name="Standard">-----------</text:p>
      <text:p text:style-name="Standard">Kottayam</text:p>
      <text:p text:style-name="Standard">Kollam</text:p>
      <text:p text:style-name="Standard"/>
      <text:p text:style-name="Standard">12. Display salesman details with salesman_ID,total amount given<text:s/>as discount and maximum discount provided by him in percentage with “%” symbol.</text:p>
      <text:p text:style-name="Standard"/>
      <text:p text:style-name="Standard">SQL&gt; SELECT salesman_id,SUM(discount/100*amount) AS tot_amt,CONCAT(MAX(discount),'%') AS max_dis FROM CUSTOMER1 GROUP BY salesman_id;</text:p>
      <text:p text:style-name="Standard"/>
      <text:p text:style-name="Standard">SALESMAN_ID<text:tab/>TOT_AMT<text:s/><text:tab/>MAX_DIS</text:p>
      <text:p text:style-name="Standard">----------------------<text:s/><text:tab/>---------------<text:tab/>--------------</text:p>
      <text:p text:style-name="Standard">A200tmp<text:s/><text:tab/><text:s/><text:tab/>1201.8<text:s/><text:tab/>6%</text:p>
      <text:p text:style-name="Standard">EkmX1050<text:tab/><text:s text:c="3"/><text:tab/>1680<text:s/><text:tab/><text:tab/>20%</text:p>
      <text:p text:style-name="Standard">KtmB158tmp<text:tab/><text:s text:c="2"/><text:tab/>463.2<text:s/><text:tab/><text:tab/>12%</text:p>
      <text:p text:style-name="Standard">R3085<text:tab/><text:tab/><text:s text:c="4"/><text:tab/>402<text:s/><text:tab/><text:tab/>6%</text:p>
      <text:p text:style-name="Standard">KtmP1028<text:tab/><text:s text:c="3"/><text:tab/>2070<text:s/><text:tab/><text:tab/>10%</text:p>
      <text:p text:style-name="Standard">K0010<text:tab/><text:tab/><text:s text:c="2"/><text:tab/>342.6<text:s/><text:tab/><text:tab/>4%</text:p>
      <text:p text:style-name="Standard">L1045<text:tab/><text:tab/><text:s text:c="4"/><text:tab/>372<text:s/><text:tab/><text:tab/>8%</text:p>
      <text:p text:style-name="Standard">EkmY2342<text:tab/><text:s text:c="5"/><text:tab/>50<text:s/><text:tab/><text:tab/>2%</text:p>
      <text:p text:style-name="Standard"/>
      <text:p text:style-name="Standard">13. Display city names in uppercase.</text:p>
      <text:p text:style-name="Standard"/>
      <text:p text:style-name="Standard">SQL&gt; SELECT UPPER(city) FROM CUSTOMER1; <text:s text:c="2"/></text:p>
      <text:p text:style-name="Standard"/>
      <text:p text:style-name="Standard">UPPER(CITY)</text:p>
      <text:p text:style-name="Standard">-----------</text:p>
      <text:p text:style-name="Standard">TRIVANDRUM</text:p>
      <text:p text:style-name="Standard">TRIVANDRUM</text:p>
      <text:p text:style-name="Standard">KOLLAM</text:p>
      <text:p text:style-name="Standard">ERNAKULAM</text:p>
      <text:p text:style-name="Standard">ERNAKULAM</text:p>
      <text:p text:style-name="Standard">TRIVANDRUM</text:p>
      <text:p text:style-name="Standard">TRIVANDRUM</text:p>
      <text:p text:style-name="Standard">KOTTAYAM</text:p>
      <text:p text:style-name="Standard">KOTTAYAM</text:p>
      <text:p text:style-name="Standard">KOTTAYAM</text:p>
      <text:p text:style-name="Standard">TRICHUR</text:p>
      <text:p text:style-name="Standard"/>
      <text:soft-page-break/>
      <text:p text:style-name="Standard">14. Update salesman_ID of all salesman from Ernakulam by removing the<text:s/>prefix “Ekm”.</text:p>
      <text:p text:style-name="Standard"/>
      <text:p text:style-name="Standard">SQL&gt; UPDATE CUSTOMER1 SET salesman_id=SUBSTR(salesman_id,4) WHERE salesman_id LIKE'Ekm%';</text:p>
      <text:p text:style-name="Standard"/>
      <text:p text:style-name="Standard">2 rows updated.</text:p>
      <text:p text:style-name="Standard"/>
      <text:p text:style-name="Standard">SQL&gt; SELECT * FROM CUSTOMER1;</text:p>
      <text:p text:style-name="Standard"/>
      <text:p text:style-name="Standard">CUST_ID<text:s/><text:tab/>CUST_NAME <text:s/>CITY<text:tab/><text:s text:c="6"/><text:tab/>AMOUNT <text:s text:c="2"/><text:tab/>DISCOUNT<text:s/><text:tab/>SALESMAN_ID</text:p>
      <text:p text:style-name="Standard">----------<text:s/><text:tab/>----------<text:s/><text:tab/>-----------<text:s/><text:tab/>----------<text:s/><text:tab/>----------<text:s/><text:tab/>------------</text:p>
      <text:p text:style-name="Standard">100<text:s/><text:tab/><text:tab/>Deepa <text:s text:c="5"/><text:tab/>Trivandrum<text:tab/>1050<text:tab/><text:s text:c="6"/><text:tab/>2<text:s/><text:tab/><text:tab/>K0010</text:p>
      <text:p text:style-name="Standard">101<text:s/><text:tab/><text:tab/>Don<text:tab/><text:s text:c="6"/><text:tab/>Trivandrum<text:tab/>8040<text:tab/><text:s text:c="6"/><text:tab/>4<text:s/><text:tab/><text:tab/>K0010</text:p>
      <text:p text:style-name="Standard">102<text:s/><text:tab/><text:tab/>Manacy <text:s text:c="4"/><text:tab/>Kollam<text:tab/>20030<text:tab/><text:s text:c="6"/><text:tab/>6<text:s/><text:tab/><text:tab/>A200tmp</text:p>
      <text:p text:style-name="Standard">103<text:s/><text:tab/><text:tab/>Karthika <text:s text:c="2"/><text:tab/>Ernakulam<text:s/><text:tab/>8400<text:tab/><text:s text:c="5"/><text:tab/>20<text:s/><text:tab/><text:tab/>X1050</text:p>
      <text:p text:style-name="Standard">104<text:s/><text:tab/><text:tab/>Tulasi <text:s text:c="4"/><text:tab/>Ernakulam<text:s/><text:tab/>2500<text:tab/><text:s text:c="6"/><text:tab/>2<text:s/><text:tab/><text:tab/>Y2342</text:p>
      <text:p text:style-name="Standard">105<text:s/><text:tab/><text:tab/>Roy<text:tab/><text:s text:c="6"/><text:tab/>Trivandrum<text:tab/>2900<text:tab/><text:s text:c="6"/><text:tab/>4<text:s/><text:tab/><text:tab/>L1045</text:p>
      <text:p text:style-name="Standard">106<text:s/><text:tab/><text:tab/>Vivek <text:s text:c="4"/><text:tab/>Trivandrum<text:tab/>3200<text:tab/><text:s text:c="6"/><text:tab/>8<text:s/><text:tab/><text:tab/>L1045</text:p>
      <text:p text:style-name="Standard">108<text:s/><text:tab/><text:tab/>Bhasi <text:s text:c="5"/><text:tab/>Kottayam<text:tab/>12860<text:tab/><text:s text:c="5"/><text:tab/>10<text:s/><text:tab/><text:tab/>KtmP1028</text:p>
      <text:p text:style-name="Standard">109<text:s/><text:tab/><text:tab/>Anurag <text:s text:c="4"/><text:tab/>Kottayam<text:tab/>3860<text:tab/><text:s text:c="5"/><text:tab/>12<text:s/><text:tab/><text:tab/>KtmB158tmp</text:p>
      <text:p text:style-name="Standard">110<text:s/><text:tab/><text:tab/>antony <text:s text:c="3"/><text:s/><text:tab/>Kottayam<text:tab/>9800<text:tab/><text:s text:c="6"/><text:tab/>8<text:s/><text:tab/><text:tab/>KtmP1028</text:p>
      <text:p text:style-name="Standard">111<text:s/><text:tab/><text:tab/>Meeran <text:s text:c="4"/><text:tab/>Trichur<text:tab/>6700<text:tab/><text:s text:c="6"/><text:tab/>6<text:s/><text:tab/><text:tab/>R3085</text:p>
      <text:p text:style-name="Standard"/>
      <text:p text:style-name="Standard">15. Display total sales amount of each salesperson till today with today’s date in dd-mm-yyyy.</text:p>
      <text:p text:style-name="Standard"/>
      <text:p text:style-name="Standard">SQL&gt; SELECT salesman_id,SUM(amount),TO_CHAR(current_date,'dd-mon-yyyy') AS today_date FROM CUSTOMER1 GROUP BY salesman_id;</text:p>
      <text:p text:style-name="Standard"/>
      <text:p text:style-name="Standard">SALESMAN_ID <text:s/><text:tab/>SUM(AMOUNT)<text:s/><text:tab/>TODAY_DATE</text:p>
      <text:p text:style-name="Standard">------------<text:s/><text:tab/><text:tab/>-----------<text:s/><text:tab/><text:tab/>--------------------</text:p>
      <text:p text:style-name="Standard">X1050<text:tab/><text:tab/><text:s text:c="4"/><text:tab/>8400<text:s/><text:tab/><text:tab/><text:tab/>10-dec-2021</text:p>
      <text:p text:style-name="Standard">A200tmp<text:s/><text:tab/><text:s text:c="3"/><text:tab/>20030<text:s/><text:tab/><text:tab/><text:tab/>10-dec-2021</text:p>
      <text:p text:style-name="Standard">Y2342<text:tab/><text:tab/><text:s text:c="4"/><text:tab/>2500<text:s/><text:tab/><text:tab/><text:tab/>10-dec-2021</text:p>
      <text:p text:style-name="Standard">KtmB158tmp<text:tab/><text:s text:c="4"/><text:tab/>3860<text:s/><text:tab/><text:tab/><text:tab/>10-dec-2021</text:p>
      <text:p text:style-name="Standard">R3085<text:tab/><text:tab/><text:s text:c="4"/><text:tab/>6700<text:s/><text:tab/><text:tab/><text:tab/>10-dec-2021</text:p>
      <text:p text:style-name="Standard">KtmP1028<text:tab/><text:s text:c="3"/><text:tab/>22660<text:s/><text:tab/><text:tab/><text:tab/>10-dec-2021</text:p>
      <text:p text:style-name="Standard">K0010<text:tab/><text:tab/><text:s text:c="4"/><text:tab/>9090<text:s/><text:tab/><text:tab/><text:tab/>10-dec-2021</text:p>
      <text:p text:style-name="Standard">L1045<text:tab/><text:tab/><text:s text:c="4"/><text:tab/>6100<text:s/><text:tab/><text:tab/><text:tab/>10-dec-202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10T14:04:00Z</meta:creation-date>
    <dc:date>2022-12-25T14:49:00Z</dc:date>
    <meta:template xlink:href="Normal" xlink:type="simple"/>
    <meta:editing-cycles>5</meta:editing-cycles>
    <meta:editing-duration>PT2280S</meta:editing-duration>
    <meta:document-statistic meta:page-count="5" meta:paragraph-count="15" meta:word-count="1125" meta:character-count="7525" meta:row-count="53" meta:non-whitespace-character-count="6415"/>
  </office:meta>
</office:document-meta>
</file>